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 table:number-rows-repeated="9">
          <table:table-cell table:number-columns-repeated="39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17:01:53.618358398</dc:date>
    <meta:editing-duration>PT11H4M46S</meta:editing-duration>
    <meta:editing-cycles>14</meta:editing-cycles>
    <meta:generator>LibreOffice/6.0.7.3$Linux_X86_64 LibreOffice_project/00m0$Build-3</meta:generator>
    <meta:document-statistic meta:table-count="1" meta:cell-count="338" meta:object-count="0"/>
  </office:meta>
</office:document-meta>
</file>